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oller.hand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AdviceTests.resolveExceptionGlobalHandlerOrd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ControllerAdvice.addAttributes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roller.setException(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setValidator( Validator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ControllerAdvice.handleAssertionError( Error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ceTests.resolveExceptionWithHandlerMethod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ceTests.resolveExceptionGloba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ceTests.createAdapter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condControllerAdvice.handleException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ceTests.modelAttribute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Config.anotherTestExcep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ControllerAdvice.handleWithHandlerMethod( HandlerMethod handler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ceTests.handle( RequestMappingHandlerAdapter adapter , Object controller ,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AdviceTests.testException( Throwable exception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lerAdviceTests.initBind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rollerAdviceTests.resolveExceptionWithAssert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fig.testExcep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ceTests.resolveExceptionWithAssertionErrorAsRoo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ntroller.initDataBinder( WebDataBinder dataBi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nfig.test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addAttributes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ControllerAdvice.handleException( IllegalSta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